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16pt" style:font-size-asian="16pt" style:font-size-complex="16pt"/>
    </style:style>
    <style:style style:name="T3" style:parent-style-name="Policepardéfaut" style:family="text">
      <style:text-properties fo:font-size="16pt" style:font-size-asian="16pt" style:font-size-complex="16pt"/>
    </style:style>
    <style:style style:name="T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paragraph-properties fo:text-align="justify"/>
    </style:style>
    <style:style style:name="T10" style:parent-style-name="Policepardéfaut" style:family="text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T12" style:parent-style-name="Élevé" style:family="text">
      <style:text-properties fo:font-weight="normal" style:font-weight-asian="normal" style:font-weight-complex="normal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 fo:text-indent="0.4923in"/>
    </style:style>
    <style:style style:name="T15" style:parent-style-name="Élevé" style:family="text">
      <style:text-properties fo:font-weight="normal" style:font-weight-asian="normal" style:font-weight-complex="normal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</style:style>
    <style:style style:name="T18" style:parent-style-name="Policepardéfaut" style:family="text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Élevé" style:family="text">
      <style:text-properties fo:font-weight="normal" style:font-weight-asian="normal" style:font-weight-complex="normal"/>
    </style:style>
    <style:style style:name="T21" style:parent-style-name="Élevé" style:family="text">
      <style:text-properties fo:font-weight="normal" style:font-weight-asian="normal" style:font-weight-complex="normal"/>
    </style:style>
    <style:style style:name="T22" style:parent-style-name="Élevé" style:family="text">
      <style:text-properties fo:font-weight="normal" style:font-weight-asian="normal" style:font-weight-complex="normal"/>
    </style:style>
    <style:style style:name="P23" style:parent-style-name="Standard" style:family="paragraph">
      <style:paragraph-properties fo:break-before="column"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25" style:parent-style-name="Lienhypertexte" style:family="text">
      <style:text-properties fo:font-size="16pt" style:font-size-asian="16pt" style:font-size-complex="16pt"/>
    </style:style>
    <style:style style:name="T26" style:parent-style-name="Policepardéfau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Présentation<text:s/>de l’entreprise</text:p>
      <text:p text:style-name="P2"/>
      <text:p text:style-name="Standard"><text:span text:style-name="T3"><text:tab/></text:span><text:span text:style-name="T4">L’</text:span><text:span text:style-name="T5">histoire</text:span><text:span text:style-name="T6"><text:s/>de<text:s/></text:span><text:span text:style-name="T7">Disney</text:span></text:p>
      <text:p text:style-name="P8"/>
      <text:p text:style-name="P9"><text:span text:style-name="T10"><text:tab/></text:span><text:span text:style-name="T11">L’entreprise de Disney fut créée par<text:s/></text:span><text:span text:style-name="T12">Walter Elias « Walt » Disney ce qui donna plus tard Walt Disney Compagni</text:span></text:p>
      <text:p text:style-name="P13"/>
      <text:p text:style-name="P14"><text:span text:style-name="T15">L’histoire de Walter Elias Disney<text:s/></text:span></text:p>
      <text:p text:style-name="P16"/>
      <text:p text:style-name="P17"><text:span text:style-name="T18"><text:tab/>Walter Elias Disney est né le<text:s/></text:span>5 dé cembre 1901 dans l’Illinois et plus précisément dans la ville de Hermosa.<text:span text:style-name="T19"><text:s/>Avec son frère<text:s/></text:span>Roy ils ont cocrée<text:s/><text:span text:style-name="T20">Walt Disney Productions</text:span><text:span text:style-name="T21"><text:s/></text:span><text:span text:style-name="T22">le<text:s/></text:span>16 oct<text:bookmark-start text:name="_Hlt119482220"/><text:bookmark-start text:name="_Hlt119482221"/>o<text:bookmark-end text:name="_Hlt119482220"/><text:bookmark-end text:name="_Hlt119482221"/>bre 1923<text:s/>qui s’apelais a la base<text:s/></text:p>
      <text:soft-page-break/>
      <text:p text:style-name="P23">Biblio</text:p>
      <text:p text:style-name="P24"/>
      <text:p text:style-name="Standard"><text:a xlink:href="https://radiodisneyclub.fr/walt-disney/" office:target-frame-name="_top" xlink:show="replace"><text:span text:style-name="T25">https://radiodisneyclub.fr/walt-disney/</text:span></text:a><text:span text:style-name="T2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RTHUR SCHNEIDER</meta:initial-creator>
    <dc:creator>ARTHUR SCHNEIDER</dc:creator>
    <meta:creation-date>2022-11-16T08:11:00Z</meta:creation-date>
    <dc:date>2022-11-16T08:11:00Z</dc:date>
    <meta:template xlink:href="Normal.dotm" xlink:type="simple"/>
    <meta:editing-cycles>2</meta:editing-cycles>
    <meta:editing-duration>PT240S</meta:editing-duration>
    <meta:document-statistic meta:page-count="2" meta:paragraph-count="1" meta:word-count="79" meta:character-count="518" meta:row-count="3" meta:non-whitespace-character-count="440"/>
  </office:meta>
</office:document-meta>
</file>